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f6c1" officeooo:paragraph-rsid="0006f6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SET DESCRIPTION:</text:p>
      <text:p text:style-name="P1">The dataset consists of a single table with 14 columns.The dataset has a set of details of the taxi routes in NewYork City of few previous years.For simplification, the model takes a sample of 1,00,000(One lakh) rows from the dataset in random order.Each row in the dataset has an information about the medallion number of the taxi driver,the hack license of the taxi driver, vendor id, the VTS, rate code, number of passengers, total trip time in seconds, total distance of the trip, pickup location,pickup time,dropoff location and dropoff time.</text:p>
      <text:p text:style-name="P1">medallion<text:tab/>hack_license<text:tab/>vendor_id<text:tab/>rate_code<text:tab/>store_and_fwd_flag<text:tab/>pickup_datetime<text:tab/>dropoff_datetime<text:tab/>passenger_count<text:tab/>trip_time_in_secs<text:tab/>trip_distance<text:tab/>pickup_longitude<text:tab/>pickup_latitude<text:tab/>dropoff_longitude<text:tab/>dropoff_latitude</text:p>
      <text:p text:style-name="P1"/>
      <text:p text:style-name="P1">PROGRAMMING LANGUAGE USED:</text:p>
      <text:p text:style-name="P1"/>
      <text:p text:style-name="P1">Following are the pre-requisites for the implementation of the project:</text:p>
      <text:p text:style-name="P1"/>
      <text:p text:style-name="P1">a) Programming Language: The programming languange used for the implementation is python 2.7.</text:p>
      <text:p text:style-name="P1">Python has gathered a lot of attention recently as a very good alternative of programming language for analysing the data . It has many features:</text:p>
      <text:p text:style-name="P1"/>
      <text:p text:style-name="P1">1)It is Open Source, which means it can be installed in the system without paying charges.</text:p>
      <text:p text:style-name="P1"/>
      <text:p text:style-name="P1">2)It has an Excellent online community where programmers share new ideas and implementations of problems.</text:p>
      <text:p text:style-name="P1"/>
      <text:p text:style-name="P1">3)It is the simplest programming language ever.It is easy and clean to use.</text:p>
      <text:p text:style-name="P1"/>
      <text:p text:style-name="P1">4)It can become a common language for data science and production of web based analytics products.</text:p>
      <text:p text:style-name="P1"/>
      <text:p text:style-name="P1">For the implementation of the taxi recommender model, the platform used will be eclipse.</text:p>
      <text:p text:style-name="P1"><text:tab/>Eclipse Neon 4.6:the Eclipse Neon 4.6 is very popular as an IDE for development for both python and java.The open source community of Eclipse is also very large and efficient. At the present moment the community consists of over 150 projects which includes various aspects of development of softwares. To use python in an Eclipse IDE there are two pre-requisites:</text:p>
      <text:p text:style-name="P1"><text:tab/></text:p>
      <text:p text:style-name="P1">1)PyDev Package framework:</text:p>
      <text:p text:style-name="P1"><text:s text:c="2"/></text:p>
      <text:p text:style-name="P1">This framework requires a python interpreter with python 2.7 or above.It can be installed into eclipse neon 4.6 in the help-&gt;get new software tab. Then the build path for the module is configured. This is done by adding the python library path to the path environment variable. Lastly, the runtime environment of the module is to be set for the execution of a pydev module. This is done by build-&gt;run-&gt;runtime environments tab and setting there a new python interpreter.</text:p>
      <text:p text:style-name="P1">The PyDev module is a python based module used to do high scientific calculations and implement complex algorithms. It has variety of features which incredible support to increase performance of the system.It supports the Anacondda33 library which has a huge set of tools like mathematical <text:s/>tools,relational tools, comparison tools <text:s/>etc.It provides libraries to use complex mathematical <text:s/>functions and implement algorithms in the most optimisd way.It also supports multithreading for parallel processing.The Pydev module supports importing any python module from different packages and so has a lot of accessibility features.We run the interpreter to experiment easily with small amounts of Python code. As beginners, we can easily perform experiments with the Python Interpreter to help us learn the simple Python language features: as more experienced programmers, we can easily investigate more complicated language features and libraries, while writing programs <text:soft-page-break/>without leaving Eclipse. We will take both roles as the quarter progresses, so it is important to know how to access the Python Interpreter in Eclipse.</text:p>
      <text:p text:style-name="P1">Pydev Project supports python modules to write simple python scripts,django framework to support application development.</text:p>
      <text:p text:style-name="P1"><text:tab/></text:p>
      <text:p text:style-name="P1">2)Python Interpreter: The python interpreter used for the implementation of the model is Anaconda2.7 library.Anaconda is ideal for interactive, hands-on learning. Data Science teams can rapidly build, collaborate and deploy solutions using an agile approach with Anaconda. All training curriculum is designed and taught by experts and delivered live in an interactive environment.It provides strong libraries such as pandas and numpy for handling,managing and analysing large amounts of data and perform operations on them in an efficient manner.</text:p>
      <text:p text:style-name="P1">The model is implemented by using assistance of these libraries:</text:p>
      <text:p text:style-name="P1"/>
      <text:p text:style-name="P1">pandas</text:p>
      <text:p text:style-name="P1"/>
      <text:p text:style-name="P1">numpy</text:p>
      <text:p text:style-name="P1"/>
      <text:p text:style-name="P1">matplotlib</text:p>
      <text:p text:style-name="P1"/>
      <text:p text:style-name="P1">scipy</text:p>
      <text:p text:style-name="P1"/>
      <text:p text:style-name="P1"/>
      <text:p text:style-name="P1">ALGORITHM USED:</text:p>
      <text:p text:style-name="P1"/>
      <text:p text:style-name="P1">SCREENSHOTS OF OUTPU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6T15:10:48.319364561</meta:creation-date>
    <dc:date>2017-04-16T15:26:36.620661035</dc:date>
    <meta:editing-duration>PT5M38S</meta:editing-duration>
    <meta:editing-cycles>1</meta:editing-cycles>
    <meta:document-statistic meta:table-count="0" meta:image-count="0" meta:object-count="0" meta:page-count="2" meta:paragraph-count="28" meta:word-count="649" meta:character-count="4344" meta:non-whitespace-character-count="3711"/>
    <meta:generator>LibreOffice/5.1.6.2$Linux_X86_64 LibreOffice_project/10m0$Build-2</meta:generator>
  </office:meta>
</office:document-meta>
</file>